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ndson zu Module<text:line-break/>„btrfs“ [SSA 1003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e eine btrfs Partitionen</text:p>
              </text:list-item>
              <text:list-item>
                <text:p>Mounte die Partition mit aktivierter Kompression</text:p>
              </text:list-item>
              <text:list-item>
                <text:p>Generiere ein File, dass ~10% grösser ist als die Partition</text:p>
              </text:list-item>
              <text:list-item>
                <text:p>Kopiere das File auf die Part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stelle eine btrfs Partitionen mit zwei Subvolumes</text:p>
              </text:list-item>
              <text:list-item>
                <text:p>Erstelle ein File und mache von dem Subvolume einen Snapshot</text:p>
              </text:list-item>
              <text:list-item>
                <text:p>Verändere das File</text:p>
              </text:list-item>
              <text:list-item>
                <text:p>Mounte den Snapshot mit dem ursprünglichen File-Inha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e vier btrfs Partitionen mit RAID10 für die Daten und die Meta-Daten</text:p>
              </text:list-item>
              <text:list-item>
                <text:p>Entferne eine der Disken und mounte das Volume im degraded Zustand</text:p>
              </text:list-item>
              <text:list-item>
                <text:p>Ersetze die kaputte Di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2T13:51:07.285318658</dc:date>
    <dc:creator>Nicolas Christener</dc:creator>
    <meta:editing-duration>PT1H13M41S</meta:editing-duration>
    <meta:editing-cycles>15</meta:editing-cycles>
    <meta:generator>LibreOffice/5.2.0.4$Linux_X86_64 LibreOffice_project/20m0$Build-4</meta:generator>
    <meta:document-statistic meta:object-count="41"/>
    <meta:user-defined meta:name="Modul_Area">SSA</meta:user-defined>
    <meta:user-defined meta:name="Modul_ID">1006</meta:user-defined>
    <meta:user-defined meta:name="Modul_Name">snapper</meta:user-defined>
  </office:meta>
</office:document-meta>
</file>